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2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2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7-02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5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1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1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26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1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5-0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2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2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2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0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2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2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2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2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1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1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24368" calcext:value-type="float">
            <text:p>22.39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1597419355" calcext:value-type="float">
            <text:p>22.4051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05928" calcext:value-type="float">
            <text:p>22.37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1712" calcext:value-type="float">
            <text:p>22.35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2090322581" calcext:value-type="float">
            <text:p>22.320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5808" calcext:value-type="float">
            <text:p>22.27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82369032258" calcext:value-type="float">
            <text:p>22.248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14008" calcext:value-type="float">
            <text:p>22.2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5943225807" calcext:value-type="float">
            <text:p>22.2565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34631724138" calcext:value-type="float">
            <text:p>22.24346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3152" calcext:value-type="float">
            <text:p>22.2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97609032258" calcext:value-type="float">
            <text:p>22.2497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1548" calcext:value-type="float">
            <text:p>22.29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43496" calcext:value-type="float">
            <text:p>22.30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0316" calcext:value-type="float">
            <text:p>22.34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92430967742" calcext:value-type="float">
            <text:p>22.3592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63917419355" calcext:value-type="float">
            <text:p>22.3563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0696" calcext:value-type="float">
            <text:p>22.35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18689032258" calcext:value-type="float">
            <text:p>22.3518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8112" calcext:value-type="float">
            <text:p>22.3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93470967742" calcext:value-type="float">
            <text:p>22.429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0044" calcext:value-type="float">
            <text:p>22.45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87744516129" calcext:value-type="float">
            <text:p>22.468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01596129032" calcext:value-type="float">
            <text:p>22.4901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33991724138" calcext:value-type="float">
            <text:p>22.49339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71607741936" calcext:value-type="float">
            <text:p>22.4871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37828" calcext:value-type="float">
            <text:p>22.493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6379354839" calcext:value-type="float">
            <text:p>22.4826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7096774193" calcext:value-type="float">
            <text:p>22.4667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82" calcext:value-type="float">
            <text:p>22.4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5316129032" calcext:value-type="float">
            <text:p>22.418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1792" calcext:value-type="float">
            <text:p>22.41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2343225806" calcext:value-type="float">
            <text:p>22.4242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67337142857" calcext:value-type="float">
            <text:p>22.4167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68109677419" calcext:value-type="float">
            <text:p>22.4168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915" calcext:value-type="float">
            <text:p>22.40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78064" calcext:value-type="float">
            <text:p>22.37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60562580645" calcext:value-type="float">
            <text:p>22.3760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46008" calcext:value-type="float">
            <text:p>22.43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5772903226" calcext:value-type="float">
            <text:p>22.4275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0087741935" calcext:value-type="float">
            <text:p>22.41400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3364" calcext:value-type="float">
            <text:p>22.34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28348387097" calcext:value-type="float">
            <text:p>22.312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3744" calcext:value-type="float">
            <text:p>22.35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05790967742" calcext:value-type="float">
            <text:p>22.3805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85004444444" calcext:value-type="float">
            <text:p>22.348500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58712258064" calcext:value-type="float">
            <text:p>22.3458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7212903226" calcext:value-type="float">
            <text:p>22.436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22284" calcext:value-type="float">
            <text:p>22.452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0936774193" calcext:value-type="float">
            <text:p>22.49109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41688" calcext:value-type="float">
            <text:p>22.53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9772" calcext:value-type="float">
            <text:p>22.55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4376774193" calcext:value-type="float">
            <text:p>22.57643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3976" calcext:value-type="float">
            <text:p>22.56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4008516129" calcext:value-type="float">
            <text:p>22.5840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2096" calcext:value-type="float">
            <text:p>22.6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68128" calcext:value-type="float">
            <text:p>22.60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3131034483" calcext:value-type="float">
            <text:p>22.6193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63855483871" calcext:value-type="float">
            <text:p>22.626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14345806452" calcext:value-type="float">
            <text:p>22.7114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7552" calcext:value-type="float">
            <text:p>22.7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40364" calcext:value-type="float">
            <text:p>22.694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85948387097" calcext:value-type="float">
            <text:p>22.678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772" calcext:value-type="float">
            <text:p>22.68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70014193548" calcext:value-type="float">
            <text:p>22.6870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8296" calcext:value-type="float">
            <text:p>22.6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72472258064" calcext:value-type="float">
            <text:p>22.6872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01593548387" calcext:value-type="float">
            <text:p>22.6601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25971612903" calcext:value-type="float">
            <text:p>22.6725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84489655172" calcext:value-type="float">
            <text:p>22.6684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66283870968" calcext:value-type="float">
            <text:p>22.676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23751724138" calcext:value-type="float">
            <text:p>22.6823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84849032258" calcext:value-type="float">
            <text:p>22.7084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3623225806" calcext:value-type="float">
            <text:p>22.6863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76128" calcext:value-type="float">
            <text:p>22.65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1233548387" calcext:value-type="float">
            <text:p>22.7531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13184" calcext:value-type="float">
            <text:p>22.79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16947096774" calcext:value-type="float">
            <text:p>22.8016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02225714286" calcext:value-type="float">
            <text:p>22.79022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82736774194" calcext:value-type="float">
            <text:p>22.7882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4673548387" calcext:value-type="float">
            <text:p>22.838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92304" calcext:value-type="float">
            <text:p>22.84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48184" calcext:value-type="float">
            <text:p>22.85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24494193548" calcext:value-type="float">
            <text:p>22.8424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6513548387" calcext:value-type="float">
            <text:p>22.7866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42928" calcext:value-type="float">
            <text:p>22.76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6327483871" calcext:value-type="float">
            <text:p>22.7763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9544" calcext:value-type="float">
            <text:p>22.79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00607741936" calcext:value-type="float">
            <text:p>22.8300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3502857143" calcext:value-type="float">
            <text:p>22.8323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8172903226" calcext:value-type="float">
            <text:p>22.8238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1701935484" calcext:value-type="float">
            <text:p>22.7591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6547862069" calcext:value-type="float">
            <text:p>22.77654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65068387097" calcext:value-type="float">
            <text:p>22.7365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57" calcext:value-type="float">
            <text:p>22.7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08851612903" calcext:value-type="float">
            <text:p>22.690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2548" calcext:value-type="float">
            <text:p>22.67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4636" calcext:value-type="float">
            <text:p>22.61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83722580645" calcext:value-type="float">
            <text:p>22.6183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7416" calcext:value-type="float">
            <text:p>22.64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51362580645" calcext:value-type="float">
            <text:p>22.635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94030344828" calcext:value-type="float">
            <text:p>22.62940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22849032258" calcext:value-type="float">
            <text:p>22.6322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54717419355" calcext:value-type="float">
            <text:p>22.6154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03256" calcext:value-type="float">
            <text:p>22.6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5747096774" calcext:value-type="float">
            <text:p>22.6035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55936" calcext:value-type="float">
            <text:p>22.60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85718709677" calcext:value-type="float">
            <text:p>22.5685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12265806452" calcext:value-type="float">
            <text:p>22.5712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0844" calcext:value-type="float">
            <text:p>22.57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69668387097" calcext:value-type="float">
            <text:p>22.6069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2868" calcext:value-type="float">
            <text:p>22.716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6048" calcext:value-type="float">
            <text:p>22.7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91904516129" calcext:value-type="float">
            <text:p>22.749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91626666667" calcext:value-type="float">
            <text:p>22.84916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96836923077" calcext:value-type="float">
            <text:p>22.849683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24364444444" calcext:value-type="float">
            <text:p>22.852436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80062222222" calcext:value-type="float">
            <text:p>22.93800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67551111111" calcext:value-type="float">
            <text:p>22.94675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69741538462" calcext:value-type="float">
            <text:p>22.916974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8462222222" calcext:value-type="float">
            <text:p>22.92784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8715368421" calcext:value-type="float">
            <text:p>22.888715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96265" calcext:value-type="float">
            <text:p>22.9196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1722" calcext:value-type="float">
            <text:p>22.92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48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94" meta:object-count="0"/>
    <meta:user-defined meta:name="AppVersion">3.0</meta:user-defined>
  </office:meta>
</office:document-meta>
</file>